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8.995641">
            <text:p>608.995641</text:p>
          </table:table-cell>
          <table:table-cell office:value-type="float" office:value="608.666566">
            <text:p>608.666566</text:p>
          </table:table-cell>
          <table:table-cell office:value-type="float" office:value="617.416513">
            <text:p>617.416513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ooc:=AVERAGE([.B2:.K2])" office:value-type="float" office:value="611.692906666667">
            <text:p>611.692907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1.06121389789752">
            <text:p>1.061214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4.85895">
            <text:p>344.858950</text:p>
          </table:table-cell>
          <table:table-cell office:value-type="float" office:value="345.620763">
            <text:p>345.620763</text:p>
          </table:table-cell>
          <table:table-cell office:value-type="float" office:value="344.941967">
            <text:p>344.941967</text:p>
          </table:table-cell>
          <table:table-cell office:value-type="float" office:value="347.072237">
            <text:p>347.072237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ooc:=AVERAGE([.B3:.K3])" office:value-type="float" office:value="345.62347925">
            <text:p>345.623479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1.8781623725582">
            <text:p>1.878162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.488512">
            <text:p>212.488512</text:p>
          </table:table-cell>
          <table:table-cell office:value-type="float" office:value="213.215633">
            <text:p>213.215633</text:p>
          </table:table-cell>
          <table:table-cell office:value-type="float" office:value="212.173379">
            <text:p>212.173379</text:p>
          </table:table-cell>
          <table:table-cell office:value-type="float" office:value="213.904807">
            <text:p>213.904807</text:p>
          </table:table-cell>
          <table:table-cell table:number-columns-repeated="6"/>
          <table:table-cell office:value-type="float" office:value="4">
            <text:p>4</text:p>
          </table:table-cell>
          <table:table-cell table:formula="oooc:=AVERAGE([.B4:.K4])" office:value-type="float" office:value="212.94558275">
            <text:p>212.945583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3.04837041190046">
            <text:p>3.048370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3.615473">
            <text:p>133.615473</text:p>
          </table:table-cell>
          <table:table-cell office:value-type="float" office:value="134.756222">
            <text:p>134.756222</text:p>
          </table:table-cell>
          <table:table-cell office:value-type="float" office:value="134.847292">
            <text:p>134.847292</text:p>
          </table:table-cell>
          <table:table-cell office:value-type="float" office:value="134.063471">
            <text:p>134.063471</text:p>
          </table:table-cell>
          <table:table-cell table:number-columns-repeated="6"/>
          <table:table-cell office:value-type="float" office:value="8">
            <text:p>8</text:p>
          </table:table-cell>
          <table:table-cell table:formula="oooc:=AVERAGE([.B5:.K5])" office:value-type="float" office:value="134.3206145">
            <text:p>134.320615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4.83274303215759">
            <text:p>4.832743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.6961">
            <text:p>94.696100</text:p>
          </table:table-cell>
          <table:table-cell office:value-type="float" office:value="94.584953">
            <text:p>94.584953</text:p>
          </table:table-cell>
          <table:table-cell office:value-type="float" office:value="94.968055">
            <text:p>94.968055</text:p>
          </table:table-cell>
          <table:table-cell office:value-type="float" office:value="94.520905">
            <text:p>94.520905</text:p>
          </table:table-cell>
          <table:table-cell table:number-columns-repeated="6"/>
          <table:table-cell office:value-type="float" office:value="16">
            <text:p>16</text:p>
          </table:table-cell>
          <table:table-cell table:formula="oooc:=AVERAGE([.B6:.K6])" office:value-type="float" office:value="94.69250325">
            <text:p>94.692503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6.85521019637846">
            <text:p>6.855210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2.857864">
            <text:p>72.857864</text:p>
          </table:table-cell>
          <table:table-cell office:value-type="float" office:value="72.861849">
            <text:p>72.861849</text:p>
          </table:table-cell>
          <table:table-cell office:value-type="float" office:value="72.976565">
            <text:p>72.976565</text:p>
          </table:table-cell>
          <table:table-cell office:value-type="float" office:value="72.859496">
            <text:p>72.859496</text:p>
          </table:table-cell>
          <table:table-cell table:number-columns-repeated="6"/>
          <table:table-cell office:value-type="float" office:value="32">
            <text:p>32</text:p>
          </table:table-cell>
          <table:table-cell table:formula="oooc:=AVERAGE([.B7:.K7])" office:value-type="float" office:value="72.8889435">
            <text:p>72.888944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8.90583650454476">
            <text:p>8.905837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2.090213">
            <text:p>62.090213</text:p>
          </table:table-cell>
          <table:table-cell office:value-type="float" office:value="62.050372">
            <text:p>62.050372</text:p>
          </table:table-cell>
          <table:table-cell office:value-type="float" office:value="61.952398">
            <text:p>61.952398</text:p>
          </table:table-cell>
          <table:table-cell office:value-type="float" office:value="61.93324">
            <text:p>61.933240</text:p>
          </table:table-cell>
          <table:table-cell table:number-columns-repeated="6"/>
          <table:table-cell office:value-type="float" office:value="64">
            <text:p>64</text:p>
          </table:table-cell>
          <table:table-cell table:formula="oooc:=AVERAGE([.B8:.K8])" office:value-type="float" office:value="62.00655575">
            <text:p>62.006556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10.4688448817769">
            <text:p>10.468845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5.74241">
            <text:p>55.742410</text:p>
          </table:table-cell>
          <table:table-cell office:value-type="float" office:value="55.791269">
            <text:p>55.791269</text:p>
          </table:table-cell>
          <table:table-cell office:value-type="float" office:value="55.735244">
            <text:p>55.735244</text:p>
          </table:table-cell>
          <table:table-cell office:value-type="float" office:value="55.646198">
            <text:p>55.646198</text:p>
          </table:table-cell>
          <table:table-cell table:number-columns-repeated="6"/>
          <table:table-cell office:value-type="float" office:value="128">
            <text:p>128</text:p>
          </table:table-cell>
          <table:table-cell table:formula="oooc:=AVERAGE([.B9:.K9])" office:value-type="float" office:value="55.72878025">
            <text:p>55.728780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11.6481468083092">
            <text:p>11.648147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4.335414">
            <text:p>54.335414</text:p>
          </table:table-cell>
          <table:table-cell office:value-type="float" office:value="54.691461">
            <text:p>54.691461</text:p>
          </table:table-cell>
          <table:table-cell office:value-type="float" office:value="54.727802">
            <text:p>54.727802</text:p>
          </table:table-cell>
          <table:table-cell office:value-type="float" office:value="54.695758">
            <text:p>54.695758</text:p>
          </table:table-cell>
          <table:table-cell table:number-columns-repeated="6"/>
          <table:table-cell office:value-type="float" office:value="256">
            <text:p>256</text:p>
          </table:table-cell>
          <table:table-cell table:formula="oooc:=AVERAGE([.B10:.K10])" office:value-type="float" office:value="54.61260875">
            <text:p>54.612609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11.8862114199956">
            <text:p>11.886211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651.428786">
            <text:p>651.428786</text:p>
          </table:table-cell>
          <table:table-cell office:value-type="float" office:value="651.616885">
            <text:p>651.616885</text:p>
          </table:table-cell>
          <table:table-cell office:value-type="float" office:value="648.686698">
            <text:p>648.686698</text:p>
          </table:table-cell>
          <table:table-cell office:value-type="float" office:value="648.800963">
            <text:p>648.800963</text:p>
          </table:table-cell>
          <table:table-cell office:value-type="float" office:value="646.229517">
            <text:p>646.229517</text:p>
          </table:table-cell>
          <table:table-cell office:value-type="float" office:value="651.473511">
            <text:p>651.473511</text:p>
          </table:table-cell>
          <table:table-cell office:value-type="float" office:value="646.250179">
            <text:p>646.250179</text:p>
          </table:table-cell>
          <table:table-cell office:value-type="float" office:value="649.450482">
            <text:p>649.450482</text:p>
          </table:table-cell>
          <table:table-cell office:value-type="float" office:value="645.921935">
            <text:p>645.921935</text:p>
          </table:table-cell>
          <table:table-cell office:value-type="float" office:value="651.511182">
            <text:p>651.511182</text:p>
          </table:table-cell>
          <table:table-cell/>
          <table:table-cell table:formula="oooc:=AVERAGE([.B11:.K11])" office:value-type="float" office:value="649.1370138">
            <text:p>649.137014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7" table:end-x="0.6823in" table:end-y="0.1386in" draw:z-index="0" draw:style-name="gr1" svg:width="6.6343in" svg:height="5.8657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8" table:end-x="0.4598in" table:end-y="0.072in" draw:z-index="1" draw:style-name="gr1" svg:width="6.5398in" svg:height="5.5528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21:5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21:58:51</dc:date>
    <meta:editing-cycles>63</meta:editing-cycles>
    <meta:editing-duration>P1DT1H35M31S</meta:editing-duration>
    <meta:user-defined meta:name="Info 1"/>
    <meta:user-defined meta:name="Info 2"/>
    <meta:user-defined meta:name="Info 3"/>
    <meta:user-defined meta:name="Info 4"/>
    <meta:document-statistic meta:table-count="3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81274795532pt" style:font-size-asian="12.2281274795532pt" style:font-size-complex="12.2281274795532pt"/>
    </style:style>
    <style:style style:name="ch3" style:family="chart">
      <style:text-properties fo:font-size="10.3667230606079pt" style:font-size-asian="10.3667230606079pt" style:font-size-complex="10.3667230606079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62671661377pt" style:font-size-asian="8.46562671661377pt" style:font-size-complex="8.46562671661377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62671661377pt" style:font-size-asian="8.46562671661377pt" style:font-size-complex="8.46562671661377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3cm" svg:height="14.602cm" chart:class="chart:bar" chart:style-name="ch1">
        <chart:title svg:x="6.283cm" svg:y="0.32cm" chart:style-name="ch2">
          <text:p>Ranger Running Times</text:p>
        </chart:title>
        <chart:subtitle svg:x="6.083cm" svg:y="1.035cm" chart:style-name="ch3">
          <text:p>3,000,000 Bodies, 3 iterations</text:p>
        </chart:subtitle>
        <chart:plot-area chart:style-name="ch4" table:cell-range-address="Sheet1.L2:Sheet1.M10" chart:data-source-has-labels="column" svg:x="0.467cm" svg:y="1.479cm" svg:width="16.04cm" svg:height="12.729cm">
          <chart:axis chart:dimension="x" chart:name="primary-x" chart:style-name="ch5">
            <chart:title svg:x="8.195cm" svg:y="13.944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1cm" svg:y="7.711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1.692906666667">
                <text:p>611.69290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5.62347925">
                <text:p>345.62347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.94558275">
                <text:p>212.94558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.3206145">
                <text:p>134.3206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.69250325">
                <text:p>94.69250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.8889435">
                <text:p>72.88894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00655575">
                <text:p>62.006555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72878025">
                <text:p>55.728780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4.61260875">
                <text:p>54.61260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6601600647pt" style:font-size-asian="12.226601600647pt" style:font-size-complex="12.226601600647pt"/>
    </style:style>
    <style:style style:name="ch3" style:family="chart">
      <style:text-properties fo:font-size="10.3455858230591pt" style:font-size-asian="10.3455858230591pt" style:font-size-complex="10.3455858230591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457004547119pt" style:font-size-asian="8.46457004547119pt" style:font-size-complex="8.46457004547119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457004547119pt" style:font-size-asian="8.46457004547119pt" style:font-size-complex="8.4645700454711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2cm" svg:height="13.817cm" chart:class="chart:line" chart:style-name="ch1">
        <chart:title svg:x="7.385cm" svg:y="0.278cm" chart:style-name="ch2">
          <text:p>Speedup </text:p>
        </chart:title>
        <chart:subtitle svg:x="5.77cm" svg:y="1.027cm" chart:style-name="ch3">
          <text:p>3,000,000 Bodies, 3 iterations</text:p>
        </chart:subtitle>
        <chart:plot-area chart:style-name="ch4" table:cell-range-address="Sheet1.N2:Sheet1.O10" chart:data-source-has-labels="column" svg:x="0.499cm" svg:y="1.618cm" svg:width="15.718cm" svg:height="11.556cm">
          <chart:axis chart:dimension="x" chart:name="primary-x" chart:style-name="ch5">
            <chart:title svg:x="7.871cm" svg:y="12.891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9cm" svg:y="7.733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6121389789752">
                <text:p>1.061213897897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81623725582">
                <text:p>1.8781623725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4837041190046">
                <text:p>3.04837041190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3274303215759">
                <text:p>4.83274303215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85521019637846">
                <text:p>6.855210196378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90583650454476">
                <text:p>8.90583650454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4688448817769">
                <text:p>10.46884488177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6481468083092">
                <text:p>11.64814680830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8862114199956">
                <text:p>11.88621141999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